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D000000289C3D74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e7393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2e7393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rsid="0011fc9c" officeooo:paragraph-rsid="0011fc9c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887be" officeooo:paragraph-rsid="0027e716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>
        <style:tab-stops>
          <style:tab-stop style:position="3.995cm"/>
        </style:tab-stops>
      </style:paragraph-properties>
      <style:text-properties fo:font-size="9pt" officeooo:rsid="000887be" officeooo:paragraph-rsid="002b433a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3.995cm"/>
        </style:tab-stops>
      </style:paragraph-properties>
      <style:text-properties fo:font-size="9pt" officeooo:rsid="000887be" officeooo:paragraph-rsid="002e7393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9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e7393" style:font-size-asian="9pt" style:font-size-complex="9pt"/>
    </style:style>
    <style:style style:name="P20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2e7393" style:font-size-asian="9pt" style:font-size-complex="9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text-properties fo:font-size="9pt" officeooo:paragraph-rsid="0011211c" style:font-size-asian="9pt" style:font-size-complex="9pt"/>
    </style:style>
    <style:style style:name="P25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6" style:family="paragraph" style:parent-style-name="Table_20_Contents">
      <style:text-properties fo:font-size="9pt" officeooo:paragraph-rsid="002980f2" style:font-size-asian="9pt" style:font-size-complex="9pt"/>
    </style:style>
    <style:style style:name="P27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P28" style:family="paragraph" style:parent-style-name="Text_20_body">
      <style:paragraph-properties>
        <style:tab-stops>
          <style:tab-stop style:position="3.995cm"/>
        </style:tab-stops>
      </style:paragraph-properties>
      <style:text-properties fo:font-size="9pt" officeooo:rsid="0023c8de" style:font-size-asian="9pt" style:font-size-complex="9pt"/>
    </style:style>
    <style:style style:name="P29" style:family="paragraph" style:parent-style-name="Text_20_body">
      <style:paragraph-properties fo:margin-top="0cm" fo:margin-bottom="0cm" loext:contextual-spacing="false"/>
      <style:text-properties fo:font-size="9pt" officeooo:paragraph-rsid="0011fc9c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2b433a"/>
    </style:style>
    <style:style style:name="T4" style:family="text">
      <style:text-properties officeooo:rsid="0006a50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f47f1"/>
    </style:style>
    <style:style style:name="T7" style:family="text">
      <style:text-properties officeooo:rsid="0021f154"/>
    </style:style>
    <style:style style:name="T8" style:family="text">
      <style:text-properties officeooo:rsid="0023c8de"/>
    </style:style>
    <style:style style:name="T9" style:family="text">
      <style:text-properties officeooo:rsid="002e7393"/>
    </style:style>
    <style:style style:name="T10" style:family="text">
      <style:text-properties officeooo:rsid="0011f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oyalty Statement : <text:tab/>{roy_date_edition}</text:p>
      <text:p text:style-name="P8"><text:tab/><text:span text:style-name="T6">{aut_civilite}</text:span> {aut_nom} {aut_prenom}</text:p>
      <text:p text:style-name="P9"><text:tab/>{aut_adresse1}</text:p>
      <text:p text:style-name="P9"><text:tab/>{aut_adresse2}</text:p>
      <text:p text:style-name="P9"><text:tab/>{aut_cp} {aut_ville}</text:p>
      <text:p text:style-name="P9"><text:tab/>{aut_pays}</text:p>
      <text:p text:style-name="P3"/>
      <text:p text:style-name="P4"><text:span text:style-name="T9">Account reference</text:span> :<text:tab/><text:span text:style-name="T7">{roy_reference}</text:span></text:p>
      <text:p text:style-name="P4">For the period :<text:tab/><text:span text:style-name="T8">{roy_periode}</text:span></text:p>
      <text:p text:style-name="P5"/>
      <text:p text:style-name="P14">Title :<text:tab/><text:span text:style-name="T8">{livre_titre}</text:span></text:p>
      <text:p text:style-name="P13">Publication :<text:tab/><text:span text:style-name="T8">{livre_parution}</text:span></text:p>
      <text:p text:style-name="P28">Royalty :<text:tab/>{livre_roy_pc}</text:p>
      <text:p text:style-name="P19"/>
      <text:p text:style-name="P12"/>
      <text:p text:style-name="P21">ROYALTY STATEMENT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3">SALES</text:p>
          </table:table-cell>
          <table:table-cell table:style-name="Table3.A1" office:value-type="string">
            <text:p text:style-name="P23">Units</text:p>
          </table:table-cell>
          <table:table-cell table:style-name="Table3.A1" office:value-type="string">
            <text:p text:style-name="P23">Revenue</text:p>
          </table:table-cell>
          <table:table-cell table:style-name="Table3.A1" office:value-type="string">
            <text:p text:style-name="P23">Royalty %</text:p>
          </table:table-cell>
          <table:table-cell table:style-name="Table3.A1" office:value-type="string">
            <text:p text:style-name="P23">Royalty (£)</text:p>
          </table:table-cell>
        </table:table-row>
      </table:table>
      <text:p text:style-name="P16">[!-- BEGIN roys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6">{roy_type}</text:p>
          </table:table-cell>
          <table:table-cell table:style-name="Table1.A1" office:value-type="string">
            <text:p text:style-name="P18">{roy_unit}</text:p>
          </table:table-cell>
          <table:table-cell table:style-name="Table1.A1" office:value-type="string">
            <text:p text:style-name="P18">{roy_rev}</text:p>
          </table:table-cell>
          <table:table-cell table:style-name="Table1.A1" office:value-type="string">
            <text:p text:style-name="P18">{roy_pc}</text:p>
          </table:table-cell>
          <table:table-cell table:style-name="Table1.A1" office:value-type="string">
            <text:p text:style-name="P18">{roy_livre}</text:p>
          </table:table-cell>
        </table:table-row>
      </table:table>
      <text:p text:style-name="P17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5">TOTAL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3">TITLE BALANCE DUE</text:p>
          </table:table-cell>
          <table:covered-table-cell/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table:number-columns-spanned="2" office:value-type="string">
            <text:p text:style-name="P23">TAX BASIC RATE DEDUCTION</text:p>
          </table:table-cell>
          <table:covered-table-cell/>
          <table:table-cell table:style-name="Table4.A1" office:value-type="string">
            <text:p text:style-name="P10">{roy_tax_deduc_pc}</text:p>
          </table:table-cell>
          <table:table-cell table:style-name="Table4.A1" office:value-type="string">
            <text:p text:style-name="P10">{roy_tax_deduc}</text:p>
          </table:table-cell>
        </table:table-row>
        <table:table-row>
          <table:table-cell table:style-name="Table4.A1" table:number-columns-spanned="2" office:value-type="string">
            <text:p text:style-name="P23">NET DUE IN GBP (£)</text:p>
          </table:table-cell>
          <table:covered-table-cell/>
          <table:table-cell table:style-name="Table4.A1" office:value-type="string">
            <text:p text:style-name="P23"> </text:p>
          </table:table-cell>
          <table:table-cell table:style-name="Table4.A1" office:value-type="string">
            <text:p text:style-name="P10">{roy_net_due_livre}</text:p>
          </table:table-cell>
        </table:table-row>
        <table:table-row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</table:table-row>
        <table:table-row>
          <table:table-cell table:style-name="Table4.A5" table:number-columns-spanned="3" office:value-type="string">
            <text:p text:style-name="P23">NET DUE IN EUROS (European Tax Residents only)</text:p>
          </table:table-cell>
          <table:covered-table-cell/>
          <table:covered-table-cell/>
          <table:table-cell table:style-name="Table4.A5" office:value-type="string">
            <text:p text:style-name="P11">{roy_net_due_euro}</text:p>
          </table:table-cell>
        </table:table-row>
        <table:table-row>
          <table:table-cell table:style-name="Table4.A4" table:number-columns-spanned="3" office:value-type="string">
            <text:p text:style-name="P24">GBP (£) to Euro Average Currency Rate 0<text:span text:style-name="T4">{roy_devise_date} </text:span>:</text:p>
          </table:table-cell>
          <table:covered-table-cell/>
          <table:covered-table-cell/>
          <table:table-cell table:style-name="Table4.A4" office:value-type="string">
            <text:p text:style-name="P11">{roy_devise_pc}</text:p>
          </table:table-cell>
        </table:table-row>
      </table:table>
      <text:p text:style-name="P6"/>
      <text:p text:style-name="P6"/>
      <text:p text:style-name="P7"><text:span text:style-name="T5">IMPORTANT</text:span> : IF THE ROYALTY DUE IS LESS THAN ONE HUNDRED (100) EUROS, THE AMOUNT WILL BE</text:p>
      <text:p text:style-name="P7">POSTPONED UNTIL THE FOLLOWING YEAR.</text:p>
      <text:p text:style-name="P7"/>
      <text:p text:style-name="P20">Reminder:<text:tab/>Royalties are contractually paid on the income received by ISTE from sales of the Work. <text:tab/> </text:p>
      <text:p text:style-name="P20"/>
      <text:p text:style-name="P20">Book Digital:<text:tab/>Sales combine the various types of digital offers (Ebooks, Obooks, chapter sales,</text:p>
      <text:p text:style-name="P20"><text:tab/> <text:tab/>page consultation, streaming, subscriptions, etc.). <text:tab/></text:p>
      <text:p text:style-name="P20"><text:tab/><text:tab/>Therefore, we are unable to specify a quantity that would be meaningful. </text:p>
      <text:p text:style-name="P20"/>
      <text:p text:style-name="P7">Please contact Raphael Menasce (r.menasce@iste.co.uk) at ISTE London, UK regarding any queries</text:p>
      <text:p text:style-name="P29"><text:span text:style-name="T10">concerning your royalty statement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  <style:background-image/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  <style:background-image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style style:name="MT3" style:family="text">
      <style:text-properties officeooo:rsid="002b43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R</text:span><text:span text:style-name="MT2">oyalty</text:span><text:span text:style-name="MT1"> </text:span><text:span text:style-name="MT2">Statement</text:span> </text:p>
        <text:p text:style-name="MP2"><draw:frame draw:style-name="Mfr1" draw:name="Image3" text:anchor-type="paragraph" svg:x="2.524cm" svg:y="0.182cm" svg:width="6.101cm" svg:height="1.409cm" draw:z-index="0"><draw:image xlink:href="Pictures/10000201000000AD000000289C3D7484.png" xlink:type="simple" xlink:show="embed" xlink:actuate="onLoad"/></draw:frame>Tuition House, 27-37 St George's Road</text:p>
        <text:p text:style-name="MP2">London SW19 4EU, United Kingdom</text:p>
        <text:p text:style-name="MP2">Tel: 00 44 (0)208 <text:span text:style-name="MT3">879</text:span> 45 <text:span text:style-name="MT3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6-02-22T16:13:01.615637000</dc:date>
    <dc:creator>Samuel Szoniecky</dc:creator>
    <meta:editing-duration>P10DT11H34M26S</meta:editing-duration>
    <meta:editing-cycles>40</meta:editing-cycles>
    <meta:generator>LibreOffice/4.3.7.2$MacOSX_X86_64 LibreOffice_project/8a35821d8636a03b8bf4e15b48f59794652c68ba</meta:generator>
    <meta:document-statistic meta:table-count="4" meta:image-count="1" meta:object-count="0" meta:page-count="1" meta:paragraph-count="52" meta:word-count="220" meta:character-count="1572" meta:non-whitespace-character-count="1382"/>
  </office:meta>
</office:document-meta>
</file>